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f7d" officeooo:paragraph-rsid="001a3f7d"/>
    </style:style>
    <style:style style:name="P2" style:family="paragraph" style:parent-style-name="Standard">
      <style:text-properties officeooo:rsid="001a3f7d" officeooo:paragraph-rsid="001a3f7d"/>
    </style:style>
    <style:style style:name="P3" style:family="paragraph" style:parent-style-name="Standard">
      <style:text-properties officeooo:rsid="001bbc39" officeooo:paragraph-rsid="001bbc39"/>
    </style:style>
    <style:style style:name="P4" style:family="paragraph" style:parent-style-name="Standard">
      <style:text-properties officeooo:paragraph-rsid="001bbc39"/>
    </style:style>
    <style:style style:name="T1" style:family="text">
      <style:text-properties officeooo:rsid="001bbc39"/>
    </style:style>
    <style:style style:name="T2" style:family="text">
      <style:text-properties style:font-name="Consolas" fo:font-size="11.25pt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style:font-name="Consola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bits/stdc++.h&gt;</text:p>
      <text:p text:style-name="P1">#define ll long long</text:p>
      <text:p text:style-name="P1">#define M 1000000007</text:p>
      <text:p text:style-name="P1">#define tcloop(t) ll t; cin&gt;&gt;t ; while(t--)</text:p>
      <text:p text:style-name="P4"><text:span text:style-name="T1">#define fast </text:span><text:span text:style-name="T3"><text:s/></text:span><text:span text:style-name="T4">ios_base::sync_with_stdio(false);cin.tie(NULL);</text:span></text:p>
      <text:p text:style-name="P1">#define pb push_back</text:p>
      <text:p text:style-name="P1">#define all(v) v.begin(),v.end()</text:p>
      <text:p text:style-name="P3">#define ‘\n’ endl</text:p>
      <text:p text:style-name="P1">#define forr(n) for(ll i=0;i&lt;n;i++)</text:p>
      <text:p text:style-name="P3">using namespace std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22:41:22.645321787</meta:creation-date>
    <dc:date>2020-01-30T10:24:58.930005901</dc:date>
    <meta:editing-duration>PT14H26M34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0" meta:word-count="35" meta:character-count="291" meta:non-whitespace-character-count="266"/>
  </office:meta>
</office:document-meta>
</file>